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ont Awesome 6 Free Solid" svg:font-family="'Font Awesome 6 Free Solid'" style:font-adornments="Solid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Font Awesome 6 Free Solid" fo:font-size="20pt" fo:font-weight="900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Font</text:p>
          </table:table-cell>
          <table:table-cell table:style-name="ce3" table:number-columns-repeated="2"/>
          <table:table-cell table:style-name="ce4" office:value-type="string" calcext:value-type="string">
            <text:p>Glyph</text:p>
          </table:table-cell>
        </table:table-row>
        <table:table-row table:style-name="ro2">
          <table:table-cell table:style-name="ce2" office:value-type="string" calcext:value-type="string">
            <text:p>0xe568</text:p>
          </table:table-cell>
          <table:table-cell table:style-name="ce2" office:value-type="string" calcext:value-type="string">
            <text:p>HEAT_BED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];&quot;0x&quot;;&quot;&quot;)" office:value-type="string" office:string-value="e568" calcext:value-type="string">
            <text:p>e568</text:p>
          </table:table-cell>
          <table:table-cell table:style-name="ce3" table:formula="of:=HEX2DEC([.D2])" office:value-type="float" office:value="58728" calcext:value-type="float">
            <text:p>58728</text:p>
          </table:table-cell>
          <table:table-cell table:style-name="ce5" table:formula="of:=UNICHAR([.E2])" office:value-type="string" office:string-value="" calcext:value-type="string">
            <text:p></text:p>
          </table:table-cell>
        </table:table-row>
        <table:table-row table:style-name="ro2">
          <table:table-cell table:style-name="ce2" office:value-type="string" calcext:value-type="string">
            <text:p>0xf2c9</text:p>
          </table:table-cell>
          <table:table-cell table:style-name="ce2" office:value-type="string" calcext:value-type="string">
            <text:p>EXTRUDER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];&quot;0x&quot;;&quot;&quot;)" office:value-type="string" office:string-value="f2c9" calcext:value-type="string">
            <text:p>f2c9</text:p>
          </table:table-cell>
          <table:table-cell table:style-name="ce3" table:formula="of:=HEX2DEC([.D3])" office:value-type="float" office:value="62153" calcext:value-type="float">
            <text:p>62153</text:p>
          </table:table-cell>
          <table:table-cell table:style-name="ce5" table:formula="of:=UNICHAR([.E3])" office:value-type="string" office:string-value="" calcext:value-type="string">
            <text:p></text:p>
          </table:table-cell>
        </table:table-row>
        <table:table-row table:style-name="ro2">
          <table:table-cell table:style-name="ce2" office:value-type="string" calcext:value-type="string">
            <text:p>0xf0ca</text:p>
          </table:table-cell>
          <table:table-cell table:style-name="ce2" office:value-type="string" calcext:value-type="string">
            <text:p>LIS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];&quot;0x&quot;;&quot;&quot;)" office:value-type="string" office:string-value="f0ca" calcext:value-type="string">
            <text:p>f0ca</text:p>
          </table:table-cell>
          <table:table-cell table:style-name="ce3" table:formula="of:=HEX2DEC([.D4])" office:value-type="float" office:value="61642" calcext:value-type="float">
            <text:p>61642</text:p>
          </table:table-cell>
          <table:table-cell table:style-name="ce5" table:formula="of:=UNICHAR([.E4])" office:value-type="string" office:string-value="" calcext:value-type="string">
            <text:p></text:p>
          </table:table-cell>
        </table:table-row>
        <table:table-row table:style-name="ro2">
          <table:table-cell table:style-name="ce2" office:value-type="string" calcext:value-type="string">
            <text:p>0xf715</text:p>
          </table:table-cell>
          <table:table-cell table:style-name="ce2" office:value-type="string" calcext:value-type="string">
            <text:p>SLASH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];&quot;0x&quot;;&quot;&quot;)" office:value-type="string" office:string-value="f715" calcext:value-type="string">
            <text:p>f715</text:p>
          </table:table-cell>
          <table:table-cell table:style-name="ce3" table:formula="of:=HEX2DEC([.D5])" office:value-type="float" office:value="63253" calcext:value-type="float">
            <text:p>63253</text:p>
          </table:table-cell>
          <table:table-cell table:style-name="ce5" table:formula="of:=UNICHAR([.E5])" office:value-type="string" office:string-value="" calcext:value-type="string">
            <text:p></text:p>
          </table:table-cell>
        </table:table-row>
        <table:table-row table:style-name="ro2">
          <table:table-cell table:style-name="ce2" office:value-type="string" calcext:value-type="string">
            <text:p>0xf012</text:p>
          </table:table-cell>
          <table:table-cell table:style-name="ce2" office:value-type="string" calcext:value-type="string">
            <text:p>STATION_MOD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6];&quot;0x&quot;;&quot;&quot;)" office:value-type="string" office:string-value="f012" calcext:value-type="string">
            <text:p>f012</text:p>
          </table:table-cell>
          <table:table-cell table:style-name="ce3" table:formula="of:=HEX2DEC([.D6])" office:value-type="float" office:value="61458" calcext:value-type="float">
            <text:p>61458</text:p>
          </table:table-cell>
          <table:table-cell table:style-name="ce5" table:formula="of:=UNICHAR([.E6])" office:value-type="string" office:string-value="" calcext:value-type="string">
            <text:p></text:p>
          </table:table-cell>
        </table:table-row>
        <table:table-row table:style-name="ro2">
          <table:table-cell table:style-name="ce2" office:value-type="string" calcext:value-type="string">
            <text:p>0xf519</text:p>
          </table:table-cell>
          <table:table-cell table:style-name="ce2" office:value-type="string" calcext:value-type="string">
            <text:p>ACCESS_POIN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7];&quot;0x&quot;;&quot;&quot;)" office:value-type="string" office:string-value="f519" calcext:value-type="string">
            <text:p>f519</text:p>
          </table:table-cell>
          <table:table-cell table:style-name="ce3" table:formula="of:=HEX2DEC([.D7])" office:value-type="float" office:value="62745" calcext:value-type="float">
            <text:p>62745</text:p>
          </table:table-cell>
          <table:table-cell table:style-name="ce5" table:formula="of:=UNICHAR([.E7])" office:value-type="string" office:string-value="" calcext:value-type="string">
            <text:p></text:p>
          </table:table-cell>
        </table:table-row>
        <table:table-row table:style-name="ro2">
          <table:table-cell table:style-name="ce2" office:value-type="string" calcext:value-type="string">
            <text:p>0xf00c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8];&quot;0x&quot;;&quot;&quot;)" office:value-type="string" office:string-value="f00c" calcext:value-type="string">
            <text:p>f00c</text:p>
          </table:table-cell>
          <table:table-cell table:style-name="ce3" table:formula="of:=HEX2DEC([.D8])" office:value-type="float" office:value="61452" calcext:value-type="float">
            <text:p>61452</text:p>
          </table:table-cell>
          <table:table-cell table:style-name="ce5" table:formula="of:=UNICHAR([.E8])" office:value-type="string" office:string-value="" calcext:value-type="string">
            <text:p></text:p>
          </table:table-cell>
        </table:table-row>
        <table:table-row table:style-name="ro2">
          <table:table-cell table:style-name="ce2" office:value-type="string" calcext:value-type="string">
            <text:p>0xe596</text:p>
          </table:table-cell>
          <table:table-cell table:style-name="ce2" office:value-type="string" calcext:value-type="string">
            <text:p>PROBE_CHECK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9];&quot;0x&quot;;&quot;&quot;)" office:value-type="string" office:string-value="e596" calcext:value-type="string">
            <text:p>e596</text:p>
          </table:table-cell>
          <table:table-cell table:style-name="ce3" table:formula="of:=HEX2DEC([.D9])" office:value-type="float" office:value="58774" calcext:value-type="float">
            <text:p>58774</text:p>
          </table:table-cell>
          <table:table-cell table:style-name="ce5" table:formula="of:=UNICHAR([.E9])" office:value-type="string" office:string-value="" calcext:value-type="string">
            <text:p></text:p>
          </table:table-cell>
        </table:table-row>
        <table:table-row table:style-name="ro2">
          <table:table-cell table:style-name="ce2" office:value-type="string" calcext:value-type="string">
            <text:p>0xf00d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0];&quot;0x&quot;;&quot;&quot;)" office:value-type="string" office:string-value="f00d" calcext:value-type="string">
            <text:p>f00d</text:p>
          </table:table-cell>
          <table:table-cell table:style-name="ce3" table:formula="of:=HEX2DEC([.D10])" office:value-type="float" office:value="61453" calcext:value-type="float">
            <text:p>61453</text:p>
          </table:table-cell>
          <table:table-cell table:style-name="ce5" table:formula="of:=UNICHAR([.E10])" office:value-type="string" office:string-value="" calcext:value-type="string">
            <text:p></text:p>
          </table:table-cell>
        </table:table-row>
        <table:table-row table:style-name="ro2">
          <table:table-cell table:style-name="ce2" office:value-type="string" calcext:value-type="string">
            <text:p>0xf011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1];&quot;0x&quot;;&quot;&quot;)" office:value-type="string" office:string-value="f011" calcext:value-type="string">
            <text:p>f011</text:p>
          </table:table-cell>
          <table:table-cell table:style-name="ce3" table:formula="of:=HEX2DEC([.D11])" office:value-type="float" office:value="61457" calcext:value-type="float">
            <text:p>61457</text:p>
          </table:table-cell>
          <table:table-cell table:style-name="ce5" table:formula="of:=UNICHAR([.E11])" office:value-type="string" office:string-value="" calcext:value-type="string">
            <text:p></text:p>
          </table:table-cell>
        </table:table-row>
        <table:table-row table:style-name="ro2">
          <table:table-cell table:style-name="ce2" office:value-type="string" calcext:value-type="string">
            <text:p>0xf028</text:p>
          </table:table-cell>
          <table:table-cell table:style-name="ce2" office:value-type="string" calcext:value-type="string">
            <text:p>VOLUME_HIGH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2];&quot;0x&quot;;&quot;&quot;)" office:value-type="string" office:string-value="f028" calcext:value-type="string">
            <text:p>f028</text:p>
          </table:table-cell>
          <table:table-cell table:style-name="ce3" table:formula="of:=HEX2DEC([.D12])" office:value-type="float" office:value="61480" calcext:value-type="float">
            <text:p>61480</text:p>
          </table:table-cell>
          <table:table-cell table:style-name="ce5" table:formula="of:=UNICHAR([.E12])" office:value-type="string" office:string-value="" calcext:value-type="string">
            <text:p></text:p>
          </table:table-cell>
        </table:table-row>
        <table:table-row table:style-name="ro2">
          <table:table-cell table:style-name="ce2" office:value-type="string" calcext:value-type="string">
            <text:p>0xf027</text:p>
          </table:table-cell>
          <table:table-cell table:style-name="ce2" office:value-type="string" calcext:value-type="string">
            <text:p>VOLUME_LOW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3];&quot;0x&quot;;&quot;&quot;)" office:value-type="string" office:string-value="f027" calcext:value-type="string">
            <text:p>f027</text:p>
          </table:table-cell>
          <table:table-cell table:style-name="ce3" table:formula="of:=HEX2DEC([.D13])" office:value-type="float" office:value="61479" calcext:value-type="float">
            <text:p>61479</text:p>
          </table:table-cell>
          <table:table-cell table:style-name="ce5" table:formula="of:=UNICHAR([.E13])" office:value-type="string" office:string-value="" calcext:value-type="string">
            <text:p></text:p>
          </table:table-cell>
        </table:table-row>
        <table:table-row table:style-name="ro2">
          <table:table-cell table:style-name="ce2" office:value-type="string" calcext:value-type="string">
            <text:p>0xf6a9</text:p>
          </table:table-cell>
          <table:table-cell table:style-name="ce2" office:value-type="string" calcext:value-type="string">
            <text:p>VOLUME_OFF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4];&quot;0x&quot;;&quot;&quot;)" office:value-type="string" office:string-value="f6a9" calcext:value-type="string">
            <text:p>f6a9</text:p>
          </table:table-cell>
          <table:table-cell table:style-name="ce3" table:formula="of:=HEX2DEC([.D14])" office:value-type="float" office:value="63145" calcext:value-type="float">
            <text:p>63145</text:p>
          </table:table-cell>
          <table:table-cell table:style-name="ce5" table:formula="of:=UNICHAR([.E14])" office:value-type="string" office:string-value="" calcext:value-type="string">
            <text:p></text:p>
          </table:table-cell>
        </table:table-row>
        <table:table-row table:style-name="ro2">
          <table:table-cell table:style-name="ce2" office:value-type="string" calcext:value-type="string">
            <text:p>0xf013</text:p>
          </table:table-cell>
          <table:table-cell table:style-name="ce2" office:value-type="string" calcext:value-type="string">
            <text:p>SETTINGS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5];&quot;0x&quot;;&quot;&quot;)" office:value-type="string" office:string-value="f013" calcext:value-type="string">
            <text:p>f013</text:p>
          </table:table-cell>
          <table:table-cell table:style-name="ce3" table:formula="of:=HEX2DEC([.D15])" office:value-type="float" office:value="61459" calcext:value-type="float">
            <text:p>61459</text:p>
          </table:table-cell>
          <table:table-cell table:style-name="ce5" table:formula="of:=UNICHAR([.E15])" office:value-type="string" office:string-value="" calcext:value-type="string">
            <text:p></text:p>
          </table:table-cell>
        </table:table-row>
        <table:table-row table:style-name="ro2">
          <table:table-cell table:style-name="ce2" office:value-type="string" calcext:value-type="string">
            <text:p>0xf2d1</text:p>
          </table:table-cell>
          <table:table-cell table:style-name="ce2" office:value-type="string" calcext:value-type="string">
            <text:p>NO_HEAT_BED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6];&quot;0x&quot;;&quot;&quot;)" office:value-type="string" office:string-value="f2d1" calcext:value-type="string">
            <text:p>f2d1</text:p>
          </table:table-cell>
          <table:table-cell table:style-name="ce3" table:formula="of:=HEX2DEC([.D16])" office:value-type="float" office:value="62161" calcext:value-type="float">
            <text:p>62161</text:p>
          </table:table-cell>
          <table:table-cell table:style-name="ce5" table:formula="of:=UNICHAR([.E16])" office:value-type="string" office:string-value="" calcext:value-type="string">
            <text:p></text:p>
          </table:table-cell>
        </table:table-row>
        <table:table-row table:style-name="ro2">
          <table:table-cell table:style-name="ce2" office:value-type="string" calcext:value-type="string">
            <text:p>0xe040</text:p>
          </table:table-cell>
          <table:table-cell table:style-name="ce2" office:value-type="string" calcext:value-type="string">
            <text:p>HEAT_EXTRUDER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7];&quot;0x&quot;;&quot;&quot;)" office:value-type="string" office:string-value="e040" calcext:value-type="string">
            <text:p>e040</text:p>
          </table:table-cell>
          <table:table-cell table:style-name="ce3" table:formula="of:=HEX2DEC([.D17])" office:value-type="float" office:value="57408" calcext:value-type="float">
            <text:p>57408</text:p>
          </table:table-cell>
          <table:table-cell table:style-name="ce5" table:formula="of:=UNICHAR([.E17])" office:value-type="string" office:string-value="" calcext:value-type="string">
            <text:p></text:p>
          </table:table-cell>
        </table:table-row>
        <table:table-row table:style-name="ro2">
          <table:table-cell table:style-name="ce2" office:value-type="string" calcext:value-type="string">
            <text:p>0xf2ed</text:p>
          </table:table-cell>
          <table:table-cell table:style-name="ce2" office:value-type="string" calcext:value-type="string">
            <text:p>TRASH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8];&quot;0x&quot;;&quot;&quot;)" office:value-type="string" office:string-value="f2ed" calcext:value-type="string">
            <text:p>f2ed</text:p>
          </table:table-cell>
          <table:table-cell table:style-name="ce3" table:formula="of:=HEX2DEC([.D18])" office:value-type="float" office:value="62189" calcext:value-type="float">
            <text:p>62189</text:p>
          </table:table-cell>
          <table:table-cell table:style-name="ce5" table:formula="of:=UNICHAR([.E18])" office:value-type="string" office:string-value="" calcext:value-type="string">
            <text:p></text:p>
          </table:table-cell>
        </table:table-row>
        <table:table-row table:style-name="ro2">
          <table:table-cell table:style-name="ce2" office:value-type="string" calcext:value-type="string">
            <text:p>0xe3af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9];&quot;0x&quot;;&quot;&quot;)" office:value-type="string" office:string-value="e3af" calcext:value-type="string">
            <text:p>e3af</text:p>
          </table:table-cell>
          <table:table-cell table:style-name="ce3" table:formula="of:=HEX2DEC([.D19])" office:value-type="float" office:value="58287" calcext:value-type="float">
            <text:p>58287</text:p>
          </table:table-cell>
          <table:table-cell table:style-name="ce5" table:formula="of:=UNICHAR([.E19])" office:value-type="string" office:string-value="" calcext:value-type="string">
            <text:p></text:p>
          </table:table-cell>
        </table:table-row>
        <table:table-row table:style-name="ro2">
          <table:table-cell table:style-name="ce2" office:value-type="string" calcext:value-type="string">
            <text:p>0xf019</text:p>
          </table:table-cell>
          <table:table-cell table:style-name="ce2" office:value-type="string" calcext:value-type="string">
            <text:p>DOWNLOAD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0];&quot;0x&quot;;&quot;&quot;)" office:value-type="string" office:string-value="f019" calcext:value-type="string">
            <text:p>f019</text:p>
          </table:table-cell>
          <table:table-cell table:style-name="ce3" table:formula="of:=HEX2DEC([.D20])" office:value-type="float" office:value="61465" calcext:value-type="float">
            <text:p>61465</text:p>
          </table:table-cell>
          <table:table-cell table:style-name="ce5" table:formula="of:=UNICHAR([.E20])" office:value-type="string" office:string-value="" calcext:value-type="string">
            <text:p></text:p>
          </table:table-cell>
        </table:table-row>
        <table:table-row table:style-name="ro2">
          <table:table-cell table:style-name="ce2" office:value-type="string" calcext:value-type="string">
            <text:p>0xf021</text:p>
          </table:table-cell>
          <table:table-cell table:style-name="ce2" office:value-type="string" calcext:value-type="string">
            <text:p>REFRESH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1];&quot;0x&quot;;&quot;&quot;)" office:value-type="string" office:string-value="f021" calcext:value-type="string">
            <text:p>f021</text:p>
          </table:table-cell>
          <table:table-cell table:style-name="ce3" table:formula="of:=HEX2DEC([.D21])" office:value-type="float" office:value="61473" calcext:value-type="float">
            <text:p>61473</text:p>
          </table:table-cell>
          <table:table-cell table:style-name="ce5" table:formula="of:=UNICHAR([.E21])" office:value-type="string" office:string-value="" calcext:value-type="string">
            <text:p></text:p>
          </table:table-cell>
        </table:table-row>
        <table:table-row table:style-name="ro2">
          <table:table-cell table:style-name="ce2" office:value-type="string" calcext:value-type="string">
            <text:p>0xf304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2];&quot;0x&quot;;&quot;&quot;)" office:value-type="string" office:string-value="f304" calcext:value-type="string">
            <text:p>f304</text:p>
          </table:table-cell>
          <table:table-cell table:style-name="ce3" table:formula="of:=HEX2DEC([.D22])" office:value-type="float" office:value="62212" calcext:value-type="float">
            <text:p>62212</text:p>
          </table:table-cell>
          <table:table-cell table:style-name="ce5" table:formula="of:=UNICHAR([.E22])" office:value-type="string" office:string-value="" calcext:value-type="string">
            <text:p></text:p>
          </table:table-cell>
        </table:table-row>
        <table:table-row table:style-name="ro2">
          <table:table-cell table:style-name="ce2" office:value-type="string" calcext:value-type="string">
            <text:p>0xf048</text:p>
          </table:table-cell>
          <table:table-cell table:style-name="ce2" office:value-type="string" calcext:value-type="string">
            <text:p>PREVIOUS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3];&quot;0x&quot;;&quot;&quot;)" office:value-type="string" office:string-value="f048" calcext:value-type="string">
            <text:p>f048</text:p>
          </table:table-cell>
          <table:table-cell table:style-name="ce3" table:formula="of:=HEX2DEC([.D23])" office:value-type="float" office:value="61512" calcext:value-type="float">
            <text:p>61512</text:p>
          </table:table-cell>
          <table:table-cell table:style-name="ce5" table:formula="of:=UNICHAR([.E23])" office:value-type="string" office:string-value="" calcext:value-type="string">
            <text:p></text:p>
          </table:table-cell>
        </table:table-row>
        <table:table-row table:style-name="ro2">
          <table:table-cell table:style-name="ce2" office:value-type="string" calcext:value-type="string">
            <text:p>0xf051</text:p>
          </table:table-cell>
          <table:table-cell table:style-name="ce2" office:value-type="string" calcext:value-type="string">
            <text:p>NEX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4];&quot;0x&quot;;&quot;&quot;)" office:value-type="string" office:string-value="f051" calcext:value-type="string">
            <text:p>f051</text:p>
          </table:table-cell>
          <table:table-cell table:style-name="ce3" table:formula="of:=HEX2DEC([.D24])" office:value-type="float" office:value="61521" calcext:value-type="float">
            <text:p>61521</text:p>
          </table:table-cell>
          <table:table-cell table:style-name="ce5" table:formula="of:=UNICHAR([.E24])" office:value-type="string" office:string-value="" calcext:value-type="string">
            <text:p></text:p>
          </table:table-cell>
        </table:table-row>
        <table:table-row table:style-name="ro2">
          <table:table-cell table:style-name="ce2" office:value-type="string" calcext:value-type="string">
            <text:p>0xf04b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5];&quot;0x&quot;;&quot;&quot;)" office:value-type="string" office:string-value="f04b" calcext:value-type="string">
            <text:p>f04b</text:p>
          </table:table-cell>
          <table:table-cell table:style-name="ce3" table:formula="of:=HEX2DEC([.D25])" office:value-type="float" office:value="61515" calcext:value-type="float">
            <text:p>61515</text:p>
          </table:table-cell>
          <table:table-cell table:style-name="ce5" table:formula="of:=UNICHAR([.E25])" office:value-type="string" office:string-value="" calcext:value-type="string">
            <text:p></text:p>
          </table:table-cell>
        </table:table-row>
        <table:table-row table:style-name="ro2">
          <table:table-cell table:style-name="ce2" office:value-type="string" calcext:value-type="string">
            <text:p>0xf04c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6];&quot;0x&quot;;&quot;&quot;)" office:value-type="string" office:string-value="f04c" calcext:value-type="string">
            <text:p>f04c</text:p>
          </table:table-cell>
          <table:table-cell table:style-name="ce3" table:formula="of:=HEX2DEC([.D26])" office:value-type="float" office:value="61516" calcext:value-type="float">
            <text:p>61516</text:p>
          </table:table-cell>
          <table:table-cell table:style-name="ce5" table:formula="of:=UNICHAR([.E26])" office:value-type="string" office:string-value="" calcext:value-type="string">
            <text:p></text:p>
          </table:table-cell>
        </table:table-row>
        <table:table-row table:style-name="ro2">
          <table:table-cell table:style-name="ce2" office:value-type="string" calcext:value-type="string">
            <text:p>0xf0c7</text:p>
          </table:table-cell>
          <table:table-cell table:style-name="ce2" office:value-type="string" calcext:value-type="string">
            <text:p>SAV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7];&quot;0x&quot;;&quot;&quot;)" office:value-type="string" office:string-value="f0c7" calcext:value-type="string">
            <text:p>f0c7</text:p>
          </table:table-cell>
          <table:table-cell table:style-name="ce3" table:formula="of:=HEX2DEC([.D27])" office:value-type="float" office:value="61639" calcext:value-type="float">
            <text:p>61639</text:p>
          </table:table-cell>
          <table:table-cell table:style-name="ce5" table:formula="of:=UNICHAR([.E27])" office:value-type="string" office:string-value="" calcext:value-type="string">
            <text:p></text:p>
          </table:table-cell>
        </table:table-row>
        <table:table-row table:style-name="ro2">
          <table:table-cell table:style-name="ce2" office:value-type="string" calcext:value-type="string">
            <text:p>0xf0e0</text:p>
          </table:table-cell>
          <table:table-cell table:style-name="ce2" office:value-type="string" calcext:value-type="string">
            <text:p>MESSAG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8];&quot;0x&quot;;&quot;&quot;)" office:value-type="string" office:string-value="f0e0" calcext:value-type="string">
            <text:p>f0e0</text:p>
          </table:table-cell>
          <table:table-cell table:style-name="ce3" table:formula="of:=HEX2DEC([.D28])" office:value-type="float" office:value="61664" calcext:value-type="float">
            <text:p>61664</text:p>
          </table:table-cell>
          <table:table-cell table:style-name="ce5" table:formula="of:=UNICHAR([.E28])" office:value-type="string" office:string-value="" calcext:value-type="string">
            <text:p></text:p>
          </table:table-cell>
        </table:table-row>
        <table:table-row table:style-name="ro2">
          <table:table-cell table:style-name="ce2" office:value-type="string" calcext:value-type="string">
            <text:p>0xf0e7</text:p>
          </table:table-cell>
          <table:table-cell table:style-name="ce2" office:value-type="string" calcext:value-type="string">
            <text:p>LASER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9];&quot;0x&quot;;&quot;&quot;)" office:value-type="string" office:string-value="f0e7" calcext:value-type="string">
            <text:p>f0e7</text:p>
          </table:table-cell>
          <table:table-cell table:style-name="ce3" table:formula="of:=HEX2DEC([.D29])" office:value-type="float" office:value="61671" calcext:value-type="float">
            <text:p>61671</text:p>
          </table:table-cell>
          <table:table-cell table:style-name="ce5" table:formula="of:=UNICHAR([.E29])" office:value-type="string" office:string-value="" calcext:value-type="string">
            <text:p></text:p>
          </table:table-cell>
        </table:table-row>
        <table:table-row table:style-name="ro2">
          <table:table-cell table:style-name="ce2" office:value-type="string" calcext:value-type="string">
            <text:p>0xf76f</text:p>
          </table:table-cell>
          <table:table-cell table:style-name="ce2" office:value-type="string" calcext:value-type="string">
            <text:p>VACCUM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0];&quot;0x&quot;;&quot;&quot;)" office:value-type="string" office:string-value="f76f" calcext:value-type="string">
            <text:p>f76f</text:p>
          </table:table-cell>
          <table:table-cell table:style-name="ce3" table:formula="of:=HEX2DEC([.D30])" office:value-type="float" office:value="63343" calcext:value-type="float">
            <text:p>63343</text:p>
          </table:table-cell>
          <table:table-cell table:style-name="ce5" table:formula="of:=UNICHAR([.E30])" office:value-type="string" office:string-value="" calcext:value-type="string">
            <text:p></text:p>
          </table:table-cell>
        </table:table-row>
        <table:table-row table:style-name="ro2">
          <table:table-cell table:style-name="ce2" office:value-type="string" calcext:value-type="string">
            <text:p>0xf1f6</text:p>
          </table:table-cell>
          <table:table-cell table:style-name="ce2" office:value-type="string" calcext:value-type="string">
            <text:p>DISABLE_ALER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1];&quot;0x&quot;;&quot;&quot;)" office:value-type="string" office:string-value="f1f6" calcext:value-type="string">
            <text:p>f1f6</text:p>
          </table:table-cell>
          <table:table-cell table:style-name="ce3" table:formula="of:=HEX2DEC([.D31])" office:value-type="float" office:value="61942" calcext:value-type="float">
            <text:p>61942</text:p>
          </table:table-cell>
          <table:table-cell table:style-name="ce5" table:formula="of:=UNICHAR([.E31])" office:value-type="string" office:string-value="" calcext:value-type="string">
            <text:p></text:p>
          </table:table-cell>
        </table:table-row>
        <table:table-row table:style-name="ro2">
          <table:table-cell table:style-name="ce2" office:value-type="string" calcext:value-type="string">
            <text:p>0xf023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2];&quot;0x&quot;;&quot;&quot;)" office:value-type="string" office:string-value="f023" calcext:value-type="string">
            <text:p>f023</text:p>
          </table:table-cell>
          <table:table-cell table:style-name="ce3" table:formula="of:=HEX2DEC([.D32])" office:value-type="float" office:value="61475" calcext:value-type="float">
            <text:p>61475</text:p>
          </table:table-cell>
          <table:table-cell table:style-name="ce5" table:formula="of:=UNICHAR([.E32])" office:value-type="string" office:string-value="" calcext:value-type="string">
            <text:p></text:p>
          </table:table-cell>
        </table:table-row>
        <table:table-row table:style-name="ro2">
          <table:table-cell table:style-name="ce2" office:value-type="string" calcext:value-type="string">
            <text:p>0xf2dc</text:p>
          </table:table-cell>
          <table:table-cell table:style-name="ce2" office:value-type="string" calcext:value-type="string">
            <text:p>COOLAN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3];&quot;0x&quot;;&quot;&quot;)" office:value-type="string" office:string-value="f2dc" calcext:value-type="string">
            <text:p>f2dc</text:p>
          </table:table-cell>
          <table:table-cell table:style-name="ce3" table:formula="of:=HEX2DEC([.D33])" office:value-type="float" office:value="62172" calcext:value-type="float">
            <text:p>62172</text:p>
          </table:table-cell>
          <table:table-cell table:style-name="ce5" table:formula="of:=UNICHAR([.E33])" office:value-type="string" office:string-value="" calcext:value-type="string">
            <text:p></text:p>
          </table:table-cell>
        </table:table-row>
        <table:table-row table:style-name="ro2">
          <table:table-cell table:style-name="ce2" office:value-type="string" calcext:value-type="string">
            <text:p>0xf04d</text:p>
          </table:table-cell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4];&quot;0x&quot;;&quot;&quot;)" office:value-type="string" office:string-value="f04d" calcext:value-type="string">
            <text:p>f04d</text:p>
          </table:table-cell>
          <table:table-cell table:style-name="ce3" table:formula="of:=HEX2DEC([.D34])" office:value-type="float" office:value="61517" calcext:value-type="float">
            <text:p>61517</text:p>
          </table:table-cell>
          <table:table-cell table:style-name="ce5" table:formula="of:=UNICHAR([.E34])" office:value-type="string" office:string-value="" calcext:value-type="string">
            <text:p></text:p>
          </table:table-cell>
        </table:table-row>
        <table:table-row table:style-name="ro2">
          <table:table-cell table:style-name="ce2" office:value-type="string" calcext:value-type="string">
            <text:p>0xf1eb</text:p>
          </table:table-cell>
          <table:table-cell table:style-name="ce2" office:value-type="string" calcext:value-type="string">
            <text:p>WIFI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5];&quot;0x&quot;;&quot;&quot;)" office:value-type="string" office:string-value="f1eb" calcext:value-type="string">
            <text:p>f1eb</text:p>
          </table:table-cell>
          <table:table-cell table:style-name="ce3" table:formula="of:=HEX2DEC([.D35])" office:value-type="float" office:value="61931" calcext:value-type="float">
            <text:p>61931</text:p>
          </table:table-cell>
          <table:table-cell table:style-name="ce5" table:formula="of:=UNICHAR([.E35])" office:value-type="string" office:string-value="" calcext:value-type="string">
            <text:p></text:p>
          </table:table-cell>
        </table:table-row>
        <table:table-row table:style-name="ro2">
          <table:table-cell table:style-name="ce2" office:value-type="string" calcext:value-type="string">
            <text:p>0xf071</text:p>
          </table:table-cell>
          <table:table-cell table:style-name="ce2" office:value-type="string" calcext:value-type="string">
            <text:p>WARNING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6];&quot;0x&quot;;&quot;&quot;)" office:value-type="string" office:string-value="f071" calcext:value-type="string">
            <text:p>f071</text:p>
          </table:table-cell>
          <table:table-cell table:style-name="ce3" table:formula="of:=HEX2DEC([.D36])" office:value-type="float" office:value="61553" calcext:value-type="float">
            <text:p>61553</text:p>
          </table:table-cell>
          <table:table-cell table:style-name="ce5" table:formula="of:=UNICHAR([.E36])" office:value-type="string" office:string-value="" calcext:value-type="string">
            <text:p></text:p>
          </table:table-cell>
        </table:table-row>
        <table:table-row table:style-name="ro2">
          <table:table-cell table:style-name="ce2" office:value-type="string" calcext:value-type="string">
            <text:p>0xf07b</text:p>
          </table:table-cell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7];&quot;0x&quot;;&quot;&quot;)" office:value-type="string" office:string-value="f07b" calcext:value-type="string">
            <text:p>f07b</text:p>
          </table:table-cell>
          <table:table-cell table:style-name="ce3" table:formula="of:=HEX2DEC([.D37])" office:value-type="float" office:value="61563" calcext:value-type="float">
            <text:p>61563</text:p>
          </table:table-cell>
          <table:table-cell table:style-name="ce5" table:formula="of:=UNICHAR([.E37])" office:value-type="string" office:string-value="" calcext:value-type="string">
            <text:p></text:p>
          </table:table-cell>
        </table:table-row>
        <table:table-row table:style-name="ro2">
          <table:table-cell table:style-name="ce2" office:value-type="string" calcext:value-type="string">
            <text:p>0xf15b</text:p>
          </table:table-cell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8];&quot;0x&quot;;&quot;&quot;)" office:value-type="string" office:string-value="f15b" calcext:value-type="string">
            <text:p>f15b</text:p>
          </table:table-cell>
          <table:table-cell table:style-name="ce3" table:formula="of:=HEX2DEC([.D38])" office:value-type="float" office:value="61787" calcext:value-type="float">
            <text:p>61787</text:p>
          </table:table-cell>
          <table:table-cell table:style-name="ce5" table:formula="of:=UNICHAR([.E38])" office:value-type="string" office:string-value="" calcext:value-type="string">
            <text:p></text:p>
          </table:table-cell>
        </table:table-row>
        <table:table-row table:style-name="ro2">
          <table:table-cell table:style-name="ce2" office:value-type="string" calcext:value-type="string">
            <text:p>0xf11c</text:p>
          </table:table-cell>
          <table:table-cell table:style-name="ce2" office:value-type="string" calcext:value-type="string">
            <text:p>KEYBOARD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9];&quot;0x&quot;;&quot;&quot;)" office:value-type="string" office:string-value="f11c" calcext:value-type="string">
            <text:p>f11c</text:p>
          </table:table-cell>
          <table:table-cell table:style-name="ce3" table:formula="of:=HEX2DEC([.D39])" office:value-type="float" office:value="61724" calcext:value-type="float">
            <text:p>61724</text:p>
          </table:table-cell>
          <table:table-cell table:style-name="ce5" table:formula="of:=UNICHAR([.E39])" office:value-type="string" office:string-value="" calcext:value-type="string">
            <text:p></text:p>
          </table:table-cell>
        </table:table-row>
        <table:table-row table:style-name="ro2">
          <table:table-cell table:style-name="ce2" office:value-type="string" calcext:value-type="string">
            <text:p>0xf55a</text:p>
          </table:table-cell>
          <table:table-cell table:style-name="ce2" office:value-type="string" calcext:value-type="string">
            <text:p>BACKSPAC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0];&quot;0x&quot;;&quot;&quot;)" office:value-type="string" office:string-value="f55a" calcext:value-type="string">
            <text:p>f55a</text:p>
          </table:table-cell>
          <table:table-cell table:style-name="ce3" table:formula="of:=HEX2DEC([.D40])" office:value-type="float" office:value="62810" calcext:value-type="float">
            <text:p>62810</text:p>
          </table:table-cell>
          <table:table-cell table:style-name="ce5" table:formula="of:=UNICHAR([.E40])" office:value-type="string" office:string-value="" calcext:value-type="string">
            <text:p></text:p>
          </table:table-cell>
        </table:table-row>
        <table:table-row table:style-name="ro2">
          <table:table-cell table:style-name="ce2" office:value-type="string" calcext:value-type="string">
            <text:p>0xf7c2</text:p>
          </table:table-cell>
          <table:table-cell table:style-name="ce2" office:value-type="string" calcext:value-type="string">
            <text:p>SD_CARD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1];&quot;0x&quot;;&quot;&quot;)" office:value-type="string" office:string-value="f7c2" calcext:value-type="string">
            <text:p>f7c2</text:p>
          </table:table-cell>
          <table:table-cell table:style-name="ce3" table:formula="of:=HEX2DEC([.D41])" office:value-type="float" office:value="63426" calcext:value-type="float">
            <text:p>63426</text:p>
          </table:table-cell>
          <table:table-cell table:style-name="ce5" table:formula="of:=UNICHAR([.E41])" office:value-type="string" office:string-value="" calcext:value-type="string">
            <text:p></text:p>
          </table:table-cell>
        </table:table-row>
        <table:table-row table:style-name="ro2">
          <table:table-cell table:style-name="ce2" office:value-type="string" calcext:value-type="string">
            <text:p>0xf0b2</text:p>
          </table:table-cell>
          <table:table-cell table:style-name="ce2" office:value-type="string" calcext:value-type="string">
            <text:p>JOG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2];&quot;0x&quot;;&quot;&quot;)" office:value-type="string" office:string-value="f0b2" calcext:value-type="string">
            <text:p>f0b2</text:p>
          </table:table-cell>
          <table:table-cell table:style-name="ce3" table:formula="of:=HEX2DEC([.D42])" office:value-type="float" office:value="61618" calcext:value-type="float">
            <text:p>61618</text:p>
          </table:table-cell>
          <table:table-cell table:style-name="ce5" table:formula="of:=UNICHAR([.E42])" office:value-type="string" office:string-value="" calcext:value-type="string">
            <text:p></text:p>
          </table:table-cell>
        </table:table-row>
        <table:table-row table:style-name="ro2">
          <table:table-cell table:style-name="ce2" office:value-type="string" calcext:value-type="string">
            <text:p>0xf077</text:p>
          </table:table-cell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3];&quot;0x&quot;;&quot;&quot;)" office:value-type="string" office:string-value="f077" calcext:value-type="string">
            <text:p>f077</text:p>
          </table:table-cell>
          <table:table-cell table:style-name="ce3" table:formula="of:=HEX2DEC([.D43])" office:value-type="float" office:value="61559" calcext:value-type="float">
            <text:p>61559</text:p>
          </table:table-cell>
          <table:table-cell table:style-name="ce5" table:formula="of:=UNICHAR([.E43])" office:value-type="string" office:string-value="" calcext:value-type="string">
            <text:p></text:p>
          </table:table-cell>
        </table:table-row>
        <table:table-row table:style-name="ro2">
          <table:table-cell table:style-name="ce2" office:value-type="string" calcext:value-type="string">
            <text:p>0xf078</text:p>
          </table:table-cell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4];&quot;0x&quot;;&quot;&quot;)" office:value-type="string" office:string-value="f078" calcext:value-type="string">
            <text:p>f078</text:p>
          </table:table-cell>
          <table:table-cell table:style-name="ce3" table:formula="of:=HEX2DEC([.D44])" office:value-type="float" office:value="61560" calcext:value-type="float">
            <text:p>61560</text:p>
          </table:table-cell>
          <table:table-cell table:style-name="ce5" table:formula="of:=UNICHAR([.E44])" office:value-type="string" office:string-value="" calcext:value-type="string">
            <text:p></text:p>
          </table:table-cell>
        </table:table-row>
        <table:table-row table:style-name="ro2">
          <table:table-cell table:style-name="ce2" office:value-type="string" calcext:value-type="string">
            <text:p>0xf053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5];&quot;0x&quot;;&quot;&quot;)" office:value-type="string" office:string-value="f053" calcext:value-type="string">
            <text:p>f053</text:p>
          </table:table-cell>
          <table:table-cell table:style-name="ce3" table:formula="of:=HEX2DEC([.D45])" office:value-type="float" office:value="61523" calcext:value-type="float">
            <text:p>61523</text:p>
          </table:table-cell>
          <table:table-cell table:style-name="ce5" table:formula="of:=UNICHAR([.E45])" office:value-type="string" office:string-value="" calcext:value-type="string">
            <text:p></text:p>
          </table:table-cell>
        </table:table-row>
        <table:table-row table:style-name="ro2">
          <table:table-cell table:style-name="ce2" office:value-type="string" calcext:value-type="string">
            <text:p>0xf054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6];&quot;0x&quot;;&quot;&quot;)" office:value-type="string" office:string-value="f054" calcext:value-type="string">
            <text:p>f054</text:p>
          </table:table-cell>
          <table:table-cell table:style-name="ce3" table:formula="of:=HEX2DEC([.D46])" office:value-type="float" office:value="61524" calcext:value-type="float">
            <text:p>61524</text:p>
          </table:table-cell>
          <table:table-cell table:style-name="ce5" table:formula="of:=UNICHAR([.E46])" office:value-type="string" office:string-value="" calcext:value-type="string">
            <text:p></text:p>
          </table:table-cell>
        </table:table-row>
        <table:table-row table:style-name="ro2">
          <table:table-cell table:style-name="ce2" office:value-type="string" calcext:value-type="string">
            <text:p>0xf120</text:p>
          </table:table-cell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7];&quot;0x&quot;;&quot;&quot;)" office:value-type="string" office:string-value="f120" calcext:value-type="string">
            <text:p>f120</text:p>
          </table:table-cell>
          <table:table-cell table:style-name="ce3" table:formula="of:=HEX2DEC([.D47])" office:value-type="float" office:value="61728" calcext:value-type="float">
            <text:p>61728</text:p>
          </table:table-cell>
          <table:table-cell table:style-name="ce5" table:formula="of:=UNICHAR([.E47])" office:value-type="string" office:string-value="" calcext:value-type="string">
            <text:p></text:p>
          </table:table-cell>
        </table:table-row>
        <table:table-row table:style-name="ro2">
          <table:table-cell table:style-name="ce2" office:value-type="string" calcext:value-type="string">
            <text:p>0xf624</text:p>
          </table:table-cell>
          <table:table-cell table:style-name="ce2" office:value-type="string" calcext:value-type="string">
            <text:p>GAUG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8];&quot;0x&quot;;&quot;&quot;)" office:value-type="string" office:string-value="f624" calcext:value-type="string">
            <text:p>f624</text:p>
          </table:table-cell>
          <table:table-cell table:style-name="ce3" table:formula="of:=HEX2DEC([.D48])" office:value-type="float" office:value="63012" calcext:value-type="float">
            <text:p>63012</text:p>
          </table:table-cell>
          <table:table-cell table:style-name="ce5" table:formula="of:=UNICHAR([.E48])" office:value-type="string" office:string-value="" calcext:value-type="string">
            <text:p></text:p>
          </table:table-cell>
        </table:table-row>
        <table:table-row table:style-name="ro2">
          <table:table-cell table:style-name="ce2" office:value-type="string" calcext:value-type="string">
            <text:p>0xf1ab</text:p>
          </table:table-cell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9];&quot;0x&quot;;&quot;&quot;)" office:value-type="string" office:string-value="f1ab" calcext:value-type="string">
            <text:p>f1ab</text:p>
          </table:table-cell>
          <table:table-cell table:style-name="ce3" table:formula="of:=HEX2DEC([.D49])" office:value-type="float" office:value="61867" calcext:value-type="float">
            <text:p>61867</text:p>
          </table:table-cell>
          <table:table-cell table:style-name="ce5" table:formula="of:=UNICHAR([.E49])" office:value-type="string" office:string-value="" calcext:value-type="string">
            <text:p></text:p>
          </table:table-cell>
        </table:table-row>
        <table:table-row table:style-name="ro2">
          <table:table-cell table:style-name="ce2" office:value-type="string" calcext:value-type="string">
            <text:p>0xf863</text:p>
          </table:table-cell>
          <table:table-cell table:style-name="ce2" office:value-type="string" calcext:value-type="string">
            <text:p>FAN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0];&quot;0x&quot;;&quot;&quot;)" office:value-type="string" office:string-value="f863" calcext:value-type="string">
            <text:p>f863</text:p>
          </table:table-cell>
          <table:table-cell table:style-name="ce3" table:formula="of:=HEX2DEC([.D50])" office:value-type="float" office:value="63587" calcext:value-type="float">
            <text:p>63587</text:p>
          </table:table-cell>
          <table:table-cell table:style-name="ce5" table:formula="of:=UNICHAR([.E50])" office:value-type="string" office:string-value="" calcext:value-type="string">
            <text:p></text:p>
          </table:table-cell>
        </table:table-row>
        <table:table-row table:style-name="ro2">
          <table:table-cell table:style-name="ce2" office:value-type="string" calcext:value-type="string">
            <text:p>0xf48b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1];&quot;0x&quot;;&quot;&quot;)" office:value-type="string" office:string-value="f48b" calcext:value-type="string">
            <text:p>f48b</text:p>
          </table:table-cell>
          <table:table-cell table:style-name="ce3" table:formula="of:=HEX2DEC([.D51])" office:value-type="float" office:value="62603" calcext:value-type="float">
            <text:p>62603</text:p>
          </table:table-cell>
          <table:table-cell table:style-name="ce5" table:formula="of:=UNICHAR([.E51])" office:value-type="string" office:string-value="" calcext:value-type="string">
            <text:p></text:p>
          </table:table-cell>
        </table:table-row>
        <table:table-row table:style-name="ro2">
          <table:table-cell table:style-name="ce2" office:value-type="string" calcext:value-type="string">
            <text:p>0xf72b</text:p>
          </table:table-cell>
          <table:table-cell table:style-name="ce2" office:value-type="string" calcext:value-type="string">
            <text:p>WIZARD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2];&quot;0x&quot;;&quot;&quot;)" office:value-type="string" office:string-value="f72b" calcext:value-type="string">
            <text:p>f72b</text:p>
          </table:table-cell>
          <table:table-cell table:style-name="ce3" table:formula="of:=HEX2DEC([.D52])" office:value-type="float" office:value="63275" calcext:value-type="float">
            <text:p>63275</text:p>
          </table:table-cell>
          <table:table-cell table:style-name="ce5" table:formula="of:=UNICHAR([.E52])" office:value-type="string" office:string-value="" calcext:value-type="string">
            <text:p></text:p>
          </table:table-cell>
        </table:table-row>
        <table:table-row table:style-name="ro2">
          <table:table-cell table:style-name="ce2" office:value-type="string" calcext:value-type="string">
            <text:p>0xf185</text:p>
          </table:table-cell>
          <table:table-cell table:style-name="ce2" office:value-type="string" calcext:value-type="string">
            <text:p>LIGH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3];&quot;0x&quot;;&quot;&quot;)" office:value-type="string" office:string-value="f185" calcext:value-type="string">
            <text:p>f185</text:p>
          </table:table-cell>
          <table:table-cell table:style-name="ce3" table:formula="of:=HEX2DEC([.D53])" office:value-type="float" office:value="61829" calcext:value-type="float">
            <text:p>61829</text:p>
          </table:table-cell>
          <table:table-cell table:style-name="ce5" table:formula="of:=UNICHAR([.E53])" office:value-type="string" office:string-value="" calcext:value-type="string">
            <text:p></text:p>
          </table:table-cell>
        </table:table-row>
        <table:table-row table:style-name="ro2">
          <table:table-cell table:style-name="ce2" office:value-type="string" calcext:value-type="string">
            <text:p>0xf5c1</text:p>
          </table:table-cell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4];&quot;0x&quot;;&quot;&quot;)" office:value-type="string" office:string-value="f5c1" calcext:value-type="string">
            <text:p>f5c1</text:p>
          </table:table-cell>
          <table:table-cell table:style-name="ce3" table:formula="of:=HEX2DEC([.D54])" office:value-type="float" office:value="62913" calcext:value-type="float">
            <text:p>62913</text:p>
          </table:table-cell>
          <table:table-cell table:style-name="ce5" table:formula="of:=UNICHAR([.E54])" office:value-type="string" office:string-value="" calcext:value-type="string">
            <text:p></text:p>
          </table:table-cell>
        </table:table-row>
        <table:table-row table:style-name="ro2">
          <table:table-cell table:style-name="ce2" office:value-type="string" calcext:value-type="string">
            <text:p>0xf5fd</text:p>
          </table:table-cell>
          <table:table-cell table:style-name="ce2" office:value-type="string" calcext:value-type="string">
            <text:p>LAYERS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5];&quot;0x&quot;;&quot;&quot;)" office:value-type="string" office:string-value="f5fd" calcext:value-type="string">
            <text:p>f5fd</text:p>
          </table:table-cell>
          <table:table-cell table:style-name="ce3" table:formula="of:=HEX2DEC([.D55])" office:value-type="float" office:value="62973" calcext:value-type="float">
            <text:p>62973</text:p>
          </table:table-cell>
          <table:table-cell table:style-name="ce5" table:formula="of:=UNICHAR([.E55])" office:value-type="string" office:string-value="" calcext:value-type="string">
            <text:p></text:p>
          </table:table-cell>
        </table:table-row>
        <table:table-row table:style-name="ro2">
          <table:table-cell table:style-name="ce2" office:value-type="string" calcext:value-type="string">
            <text:p>0xe4b8</text:p>
          </table:table-cell>
          <table:table-cell table:style-name="ce2" office:value-type="string" calcext:value-type="string">
            <text:p>LEVELING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6];&quot;0x&quot;;&quot;&quot;)" office:value-type="string" office:string-value="e4b8" calcext:value-type="string">
            <text:p>e4b8</text:p>
          </table:table-cell>
          <table:table-cell table:style-name="ce3" table:formula="of:=HEX2DEC([.D56])" office:value-type="float" office:value="58552" calcext:value-type="float">
            <text:p>58552</text:p>
          </table:table-cell>
          <table:table-cell table:style-name="ce5" table:formula="of:=UNICHAR([.E56])" office:value-type="string" office:string-value="" calcext:value-type="string">
            <text:p></text:p>
          </table:table-cell>
        </table:table-row>
        <table:table-row table:style-name="ro2">
          <table:table-cell table:style-name="ce2" office:value-type="string" calcext:value-type="string">
            <text:p>0xf4db</text:p>
          </table:table-cell>
          <table:table-cell table:style-name="ce2" office:value-type="string" calcext:value-type="string">
            <text:p>FILAMEN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7];&quot;0x&quot;;&quot;&quot;)" office:value-type="string" office:string-value="f4db" calcext:value-type="string">
            <text:p>f4db</text:p>
          </table:table-cell>
          <table:table-cell table:style-name="ce3" table:formula="of:=HEX2DEC([.D57])" office:value-type="float" office:value="62683" calcext:value-type="float">
            <text:p>62683</text:p>
          </table:table-cell>
          <table:table-cell table:style-name="ce5" table:formula="of:=UNICHAR([.E57])" office:value-type="string" office:string-value="" calcext:value-type="string">
            <text:p></text:p>
          </table:table-cell>
        </table:table-row>
        <table:table-row table:style-name="ro2">
          <table:table-cell table:style-name="ce2" office:value-type="string" calcext:value-type="string">
            <text:p>0xe4bd</text:p>
          </table:table-cell>
          <table:table-cell table:style-name="ce2" office:value-type="string" calcext:value-type="string">
            <text:p>CENTER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8];&quot;0x&quot;;&quot;&quot;)" office:value-type="string" office:string-value="e4bd" calcext:value-type="string">
            <text:p>e4bd</text:p>
          </table:table-cell>
          <table:table-cell table:style-name="ce3" table:formula="of:=HEX2DEC([.D58])" office:value-type="float" office:value="58557" calcext:value-type="float">
            <text:p>58557</text:p>
          </table:table-cell>
          <table:table-cell table:style-name="ce5" table:formula="of:=UNICHAR([.E58])" office:value-type="string" office:string-value="" calcext:value-type="string">
            <text:p></text:p>
          </table:table-cell>
        </table:table-row>
        <table:table-row table:style-name="ro2">
          <table:table-cell table:style-name="ce2" office:value-type="string" calcext:value-type="string">
            <text:p>0xf002</text:p>
          </table:table-cell>
          <table:table-cell table:style-name="ce2" office:value-type="string" calcext:value-type="string">
            <text:p>SEARCH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9];&quot;0x&quot;;&quot;&quot;)" office:value-type="string" office:string-value="f002" calcext:value-type="string">
            <text:p>f002</text:p>
          </table:table-cell>
          <table:table-cell table:style-name="ce3" table:formula="of:=HEX2DEC([.D59])" office:value-type="float" office:value="61442" calcext:value-type="float">
            <text:p>61442</text:p>
          </table:table-cell>
          <table:table-cell table:style-name="ce5" table:formula="of:=UNICHAR([.E59])" office:value-type="string" office:string-value="" calcext:value-type="string">
            <text:p></text:p>
          </table:table-cell>
        </table:table-row>
        <table:table-row table:style-name="ro2">
          <table:table-cell table:style-name="ce2" office:value-type="string" calcext:value-type="string">
            <text:p>0xf4d7</text:p>
          </table:table-cell>
          <table:table-cell table:style-name="ce2" office:value-type="string" calcext:value-type="string">
            <text:p>FILAMENT_SENSOR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60];&quot;0x&quot;;&quot;&quot;)" office:value-type="string" office:string-value="f4d7" calcext:value-type="string">
            <text:p>f4d7</text:p>
          </table:table-cell>
          <table:table-cell table:style-name="ce3" table:formula="of:=HEX2DEC([.D60])" office:value-type="float" office:value="62679" calcext:value-type="float">
            <text:p>62679</text:p>
          </table:table-cell>
          <table:table-cell table:style-name="ce5" table:formula="of:=UNICHAR([.E60])" office:value-type="string" office:string-value="" calcext:value-type="string">
            <text:p></text:p>
          </table:table-cell>
        </table:table-row>
        <table:table-row table:style-name="ro2">
          <table:table-cell table:style-name="ce2" office:value-type="string" calcext:value-type="string">
            <text:p>0xf2cc</text:p>
          </table:table-cell>
          <table:table-cell table:style-name="ce2" office:value-type="string" calcext:value-type="string">
            <text:p>MIS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61];&quot;0x&quot;;&quot;&quot;)" office:value-type="string" office:string-value="f2cc" calcext:value-type="string">
            <text:p>f2cc</text:p>
          </table:table-cell>
          <table:table-cell table:style-name="ce3" table:formula="of:=HEX2DEC([.D61])" office:value-type="float" office:value="62156" calcext:value-type="float">
            <text:p>62156</text:p>
          </table:table-cell>
          <table:table-cell table:style-name="ce5" table:formula="of:=UNICHAR([.E61])" office:value-type="string" office:string-value="" calcext:value-type="string">
            <text:p></text:p>
          </table:table-cell>
        </table:table-row>
        <table:table-row table:style-name="ro2">
          <table:table-cell table:style-name="ce2" office:value-type="string" calcext:value-type="string">
            <text:p>0xf13e</text:p>
          </table:table-cell>
          <table:table-cell table:style-name="ce2" office:value-type="string" calcext:value-type="string">
            <text:p>UNLOCK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62];&quot;0x&quot;;&quot;&quot;)" office:value-type="string" office:string-value="f13e" calcext:value-type="string">
            <text:p>f13e</text:p>
          </table:table-cell>
          <table:table-cell table:style-name="ce3" table:formula="of:=HEX2DEC([.D62])" office:value-type="float" office:value="61758" calcext:value-type="float">
            <text:p>61758</text:p>
          </table:table-cell>
          <table:table-cell table:style-name="ce5" table:formula="of:=UNICHAR([.E62])" office:value-type="string" office:string-value="" calcext:value-type="string">
            <text:p></text:p>
          </table:table-cell>
        </table:table-row>
        <table:table-row table:style-name="ro2">
          <table:table-cell table:style-name="ce2" office:value-type="string" calcext:value-type="string">
            <text:p>0xf192</text:p>
          </table:table-cell>
          <table:table-cell table:style-name="ce2" office:value-type="string" calcext:value-type="string">
            <text:p>LASER_2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63];&quot;0x&quot;;&quot;&quot;)" office:value-type="string" office:string-value="f192" calcext:value-type="string">
            <text:p>f192</text:p>
          </table:table-cell>
          <table:table-cell table:style-name="ce3" table:formula="of:=HEX2DEC([.D63])" office:value-type="float" office:value="61842" calcext:value-type="float">
            <text:p>61842</text:p>
          </table:table-cell>
          <table:table-cell table:style-name="ce5" table:formula="of:=UNICHAR([.E63])" office:value-type="string" office:string-value="" calcext:value-type="string">
            <text:p></text:p>
          </table:table-cell>
        </table:table-row>
        <table:table-row table:style-name="ro2">
          <table:table-cell table:style-name="ce2" office:value-type="string" calcext:value-type="string">
            <text:p>0xe4c3</text:p>
          </table:table-cell>
          <table:table-cell table:style-name="ce2" office:value-type="string" calcext:value-type="string">
            <text:p>MILLING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64];&quot;0x&quot;;&quot;&quot;)" office:value-type="string" office:string-value="e4c3" calcext:value-type="string">
            <text:p>e4c3</text:p>
          </table:table-cell>
          <table:table-cell table:style-name="ce3" table:formula="of:=HEX2DEC([.D64])" office:value-type="float" office:value="58563" calcext:value-type="float">
            <text:p>58563</text:p>
          </table:table-cell>
          <table:table-cell table:style-name="ce5" table:formula="of:=UNICHAR([.E64])" office:value-type="string" office:string-value="" calcext:value-type="string">
            <text:p></text:p>
          </table:table-cell>
        </table:table-row>
        <table:table-row table:style-name="ro2">
          <table:table-cell table:style-name="ce2" office:value-type="string" calcext:value-type="string">
            <text:p>0xf3e5</text:p>
          </table:table-cell>
          <table:table-cell table:style-name="ce2" office:value-type="string" calcext:value-type="string">
            <text:p>NEW_LIN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65];&quot;0x&quot;;&quot;&quot;)" office:value-type="string" office:string-value="f3e5" calcext:value-type="string">
            <text:p>f3e5</text:p>
          </table:table-cell>
          <table:table-cell table:style-name="ce3" table:formula="of:=HEX2DEC([.D65])" office:value-type="float" office:value="62437" calcext:value-type="float">
            <text:p>62437</text:p>
          </table:table-cell>
          <table:table-cell table:style-name="ce5" table:formula="of:=UNICHAR([.E65])" office:value-type="string" office:string-value="" calcext:value-type="string">
            <text:p></text:p>
          </table:table-cell>
        </table:table-row>
        <table:table-row table:style-name="ro2">
          <table:table-cell table:style-name="ce2" office:value-type="string" calcext:value-type="string">
            <text:p>0xf293</text:p>
          </table:table-cell>
          <table:table-cell table:style-name="ce2" office:value-type="string" calcext:value-type="string">
            <text:p>BLUETOOTH</text:p>
          </table:table-cell>
          <table:table-cell table:style-name="ce2" office:value-type="string" calcext:value-type="string">
            <text:p>fa-brands-400.ttf</text:p>
          </table:table-cell>
          <table:table-cell table:style-name="ce3" table:formula="of:=SUBSTITUTE([.A66];&quot;0x&quot;;&quot;&quot;)" office:value-type="string" office:string-value="f293" calcext:value-type="string">
            <text:p>f293</text:p>
          </table:table-cell>
          <table:table-cell table:style-name="ce3" table:formula="of:=HEX2DEC([.D66])" office:value-type="float" office:value="62099" calcext:value-type="float">
            <text:p>62099</text:p>
          </table:table-cell>
          <table:table-cell table:style-name="ce5" table:formula="of:=UNICHAR([.E66])" office:value-type="string" office:string-value="" calcext:value-type="string">
            <text:p></text:p>
          </table:table-cell>
        </table:table-row>
        <table:table-row table:style-name="ro2">
          <table:table-cell table:style-name="ce2" office:value-type="string" calcext:value-type="string">
            <text:p>0xf287</text:p>
          </table:table-cell>
          <table:table-cell table:style-name="ce2" office:value-type="string" calcext:value-type="string">
            <text:p>USB</text:p>
          </table:table-cell>
          <table:table-cell table:style-name="ce2" office:value-type="string" calcext:value-type="string">
            <text:p>fa-brands-400.ttf</text:p>
          </table:table-cell>
          <table:table-cell table:style-name="ce3" table:formula="of:=SUBSTITUTE([.A67];&quot;0x&quot;;&quot;&quot;)" office:value-type="string" office:string-value="f287" calcext:value-type="string">
            <text:p>f287</text:p>
          </table:table-cell>
          <table:table-cell table:style-name="ce3" table:formula="of:=HEX2DEC([.D67])" office:value-type="float" office:value="62087" calcext:value-type="float">
            <text:p>62087</text:p>
          </table:table-cell>
          <table:table-cell table:style-name="ce5" table:formula="of:=UNICHAR([.E67])" office:value-type="string" office:string-value="" calcext:value-type="string">
            <text:p></text:p>
          </table:table-cell>
        </table:table-row>
        <table:table-row table:style-name="ro2">
          <table:table-cell table:style-name="ce2" office:value-type="string" calcext:value-type="string">
            <text:p>0xf0a1</text:p>
          </table:table-cell>
          <table:table-cell table:style-name="ce2" office:value-type="string" calcext:value-type="string">
            <text:p>MORE_INFO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68];&quot;0x&quot;;&quot;&quot;)" office:value-type="string" office:string-value="f0a1" calcext:value-type="string">
            <text:p>f0a1</text:p>
          </table:table-cell>
          <table:table-cell table:style-name="ce3" table:formula="of:=HEX2DEC([.D68])" office:value-type="float" office:value="61601" calcext:value-type="float">
            <text:p>61601</text:p>
          </table:table-cell>
          <table:table-cell table:style-name="ce5" table:formula="of:=UNICHAR([.E68])" office:value-type="string" office:string-value="" calcext:value-type="string">
            <text:p></text:p>
          </table:table-cell>
        </table:table-row>
        <table:table-row table:style-name="ro2">
          <table:table-cell table:style-name="ce2" office:value-type="string" calcext:value-type="string">
            <text:p>0xf055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69];&quot;0x&quot;;&quot;&quot;)" office:value-type="string" office:string-value="f055" calcext:value-type="string">
            <text:p>f055</text:p>
          </table:table-cell>
          <table:table-cell table:style-name="ce3" table:formula="of:=HEX2DEC([.D69])" office:value-type="float" office:value="61525" calcext:value-type="float">
            <text:p>61525</text:p>
          </table:table-cell>
          <table:table-cell table:style-name="ce5" table:formula="of:=UNICHAR([.E69])" office:value-type="string" office:string-value="" calcext:value-type="string">
            <text:p></text:p>
          </table:table-cell>
        </table:table-row>
        <table:table-row table:style-name="ro2">
          <table:table-cell table:style-name="ce2" office:value-type="string" calcext:value-type="string">
            <text:p>0xf056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70];&quot;0x&quot;;&quot;&quot;)" office:value-type="string" office:string-value="f056" calcext:value-type="string">
            <text:p>f056</text:p>
          </table:table-cell>
          <table:table-cell table:style-name="ce3" table:formula="of:=HEX2DEC([.D70])" office:value-type="float" office:value="61526" calcext:value-type="float">
            <text:p>61526</text:p>
          </table:table-cell>
          <table:table-cell table:style-name="ce5" table:formula="of:=UNICHAR([.E70])" office:value-type="string" office:string-value="" calcext:value-type="string">
            <text:p></text:p>
          </table:table-cell>
        </table:table-row>
        <table:table-row table:style-name="ro2">
          <table:table-cell table:style-name="ce2" office:value-type="string" calcext:value-type="string">
            <text:p>0xf256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71];&quot;0x&quot;;&quot;&quot;)" office:value-type="string" office:string-value="f256" calcext:value-type="string">
            <text:p>f256</text:p>
          </table:table-cell>
          <table:table-cell table:style-name="ce3" table:formula="of:=HEX2DEC([.D71])" office:value-type="float" office:value="62038" calcext:value-type="float">
            <text:p>62038</text:p>
          </table:table-cell>
          <table:table-cell table:style-name="ce5" table:formula="of:=UNICHAR([.E71])" office:value-type="string" office:string-value="" calcext:value-type="string">
            <text:p></text:p>
          </table:table-cell>
        </table:table-row>
        <table:table-row table:style-name="ro2">
          <table:table-cell table:style-name="ce2" office:value-type="string" calcext:value-type="string">
            <text:p>0xf544</text:p>
          </table:table-cell>
          <table:table-cell table:style-name="ce2" office:value-type="string" calcext:value-type="string">
            <text:p>AUTOMATIC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72];&quot;0x&quot;;&quot;&quot;)" office:value-type="string" office:string-value="f544" calcext:value-type="string">
            <text:p>f544</text:p>
          </table:table-cell>
          <table:table-cell table:style-name="ce3" table:formula="of:=HEX2DEC([.D72])" office:value-type="float" office:value="62788" calcext:value-type="float">
            <text:p>62788</text:p>
          </table:table-cell>
          <table:table-cell table:style-name="ce5" table:formula="of:=UNICHAR([.E72])" office:value-type="string" office:string-value="" calcext:value-type="string">
            <text:p></text:p>
          </table:table-cell>
        </table:table-row>
        <table:table-row table:style-name="ro1" table:number-rows-repeated="104850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ont Awesome 6 Free Solid" svg:font-family="'Font Awesome 6 Free Solid'" style:font-adornments="Solid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TC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TW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07:59:16.001000000</meta:creation-date>
    <meta:print-date>2024-04-18T08:58:24.018000000</meta:print-date>
    <dc:date>2024-04-18T08:59:27.952000000</dc:date>
    <meta:editing-duration>PT1H12S</meta:editing-duration>
    <meta:editing-cycles>1</meta:editing-cycles>
    <meta:document-statistic meta:table-count="1" meta:cell-count="430" meta:object-count="0"/>
    <meta:generator>LibreOffice/7.6.6.3$Windows_X86_64 LibreOffice_project/d97b2716a9a4a2ce1391dee1765565ea469b0ae7</meta:generator>
  </office:meta>
</office:document-meta>
</file>